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6d8b" officeooo:paragraph-rsid="001f6d8b"/>
    </style:style>
    <style:style style:name="P2" style:family="paragraph" style:parent-style-name="Standard">
      <style:paragraph-properties fo:text-align="center" style:justify-single-word="false"/>
      <style:text-properties officeooo:rsid="001f6d8b" officeooo:paragraph-rsid="001f6d8b"/>
    </style:style>
    <style:style style:name="P3" style:family="paragraph" style:parent-style-name="Standard">
      <style:text-properties officeooo:rsid="00207850" officeooo:paragraph-rsid="00207850"/>
    </style:style>
    <style:style style:name="P4" style:family="paragraph" style:parent-style-name="Standard">
      <style:text-properties officeooo:rsid="002384c0" officeooo:paragraph-rsid="002384c0"/>
    </style:style>
    <style:style style:name="P5" style:family="paragraph" style:parent-style-name="Standard">
      <style:text-properties officeooo:rsid="002384c0" officeooo:paragraph-rsid="0026ac7b"/>
    </style:style>
    <style:style style:name="P6" style:family="paragraph" style:parent-style-name="Standard">
      <style:text-properties officeooo:rsid="00271285" officeooo:paragraph-rsid="00271285"/>
    </style:style>
    <style:style style:name="P7" style:family="paragraph" style:parent-style-name="Standard">
      <style:text-properties officeooo:rsid="00271285" officeooo:paragraph-rsid="002c65ce"/>
    </style:style>
    <style:style style:name="P8" style:family="paragraph" style:parent-style-name="Standard">
      <style:text-properties officeooo:rsid="00271285" officeooo:paragraph-rsid="002f0ea9"/>
    </style:style>
    <style:style style:name="P9" style:family="paragraph" style:parent-style-name="Standard">
      <style:text-properties officeooo:rsid="00271285" officeooo:paragraph-rsid="00313ce1"/>
    </style:style>
    <style:style style:name="P10" style:family="paragraph" style:parent-style-name="Standard">
      <style:text-properties officeooo:rsid="00271285" officeooo:paragraph-rsid="0035f898"/>
    </style:style>
    <style:style style:name="P11" style:family="paragraph" style:parent-style-name="Standard">
      <style:text-properties officeooo:rsid="00271285" officeooo:paragraph-rsid="003777db"/>
    </style:style>
    <style:style style:name="P12" style:family="paragraph" style:parent-style-name="Standard">
      <style:text-properties officeooo:rsid="00271285" officeooo:paragraph-rsid="003b36bc"/>
    </style:style>
    <style:style style:name="P13" style:family="paragraph" style:parent-style-name="Standard">
      <style:text-properties officeooo:rsid="00271285" officeooo:paragraph-rsid="003eb643"/>
    </style:style>
    <style:style style:name="P14" style:family="paragraph" style:parent-style-name="Standard">
      <style:text-properties officeooo:rsid="002abe2e" officeooo:paragraph-rsid="002abe2e"/>
    </style:style>
    <style:style style:name="P15" style:family="paragraph" style:parent-style-name="Standard">
      <style:text-properties officeooo:rsid="00302857" officeooo:paragraph-rsid="00302857"/>
    </style:style>
    <style:style style:name="P16" style:family="paragraph" style:parent-style-name="Standard">
      <style:text-properties fo:font-weight="bold" officeooo:rsid="00207850" officeooo:paragraph-rsid="00207850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ff3333" fo:font-weight="bold" officeooo:rsid="0038bbc2" officeooo:paragraph-rsid="0038bbc2" style:font-weight-asian="bold" style:font-weight-complex="bold"/>
    </style:style>
    <style:style style:name="T1" style:family="text">
      <style:text-properties officeooo:rsid="00211997"/>
    </style:style>
    <style:style style:name="T2" style:family="text">
      <style:text-properties officeooo:rsid="0026ac7b"/>
    </style:style>
    <style:style style:name="T3" style:family="text">
      <style:text-properties officeooo:rsid="00285212"/>
    </style:style>
    <style:style style:name="T4" style:family="text">
      <style:text-properties officeooo:rsid="002abe2e"/>
    </style:style>
    <style:style style:name="T5" style:family="text">
      <style:text-properties officeooo:rsid="002c65ce"/>
    </style:style>
    <style:style style:name="T6" style:family="text">
      <style:text-properties officeooo:rsid="002f0ea9"/>
    </style:style>
    <style:style style:name="T7" style:family="text">
      <style:text-properties officeooo:rsid="00313ce1"/>
    </style:style>
    <style:style style:name="T8" style:family="text">
      <style:text-properties officeooo:rsid="0033ec6e"/>
    </style:style>
    <style:style style:name="T9" style:family="text">
      <style:text-properties officeooo:rsid="0035f898"/>
    </style:style>
    <style:style style:name="T10" style:family="text">
      <style:text-properties officeooo:rsid="003777db"/>
    </style:style>
    <style:style style:name="T11" style:family="text">
      <style:text-properties officeooo:rsid="0038bbc2"/>
    </style:style>
    <style:style style:name="T12" style:family="text">
      <style:text-properties fo:font-weight="bold" officeooo:rsid="0038bbc2" style:font-weight-asian="bold" style:font-weight-complex="bold"/>
    </style:style>
    <style:style style:name="T13" style:family="text">
      <style:text-properties fo:color="#ff3333" fo:font-weight="bold" officeooo:rsid="0038bbc2" style:font-weight-asian="bold" style:font-weight-complex="bold"/>
    </style:style>
    <style:style style:name="T14" style:family="text">
      <style:text-properties officeooo:rsid="0038d031"/>
    </style:style>
    <style:style style:name="T15" style:family="text">
      <style:text-properties officeooo:rsid="0039b2cb"/>
    </style:style>
    <style:style style:name="T16" style:family="text">
      <style:text-properties officeooo:rsid="003b36bc"/>
    </style:style>
    <style:style style:name="T17" style:family="text">
      <style:text-properties officeooo:rsid="003cdda9"/>
    </style:style>
    <style:style style:name="T18" style:family="text">
      <style:text-properties officeooo:rsid="003eb643"/>
    </style:style>
    <style:style style:name="T19" style:family="text">
      <style:text-properties officeooo:rsid="004077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inforcement learning course</text:p>
      <text:p text:style-name="P2"><text:span text:style-name="T13">WORK IN PROGRESS</text:span><text:span text:style-name="T11"> </text:span>Home assignment #3: report</text:p>
      <text:p text:style-name="P2"/>
      <text:p text:style-name="P2">Mohammad Ali Naza<text:span text:style-name="T17">r</text:span>i and Tomasz Kosiński</text:p>
      <text:p text:style-name="P1"/>
      <text:p text:style-name="P16">Task #2:</text:p>
      <text:p text:style-name="P3"/>
      <text:p text:style-name="P3">After running the Q-learning agent <text:span text:style-name="T1">on a medium grid with 2000 training games, for 100 of the games “actually” played by the agent, only 8 were wins.</text:span></text:p>
      <text:p text:style-name="P3"/>
      <text:p text:style-name="P4">In order to fix this, <text:span text:style-name="T2">initially we've increased the number of training games. 3000, 5000 and 8000 didn't help (e.g. win rate for 5000 training games was 7%). Then we went for 15 000 and the result was:</text:span></text:p>
      <text:p text:style-name="P5">- <text:span text:style-name="T2">first positive average rewards for last 100 episodes appeared after 10 000 training games, average score for 10 test games was <text:s/>362.11 and win rate: 84%.</text:span></text:p>
      <text:p text:style-name="P15"/>
      <text:p text:style-name="P15">Tests results for lower training games number are also given below:</text:p>
      <text:p text:style-name="P5"/>
      <text:p text:style-name="P6">When 11 000 of training games were used, the average score of 10<text:span text:style-name="T4">0</text:span> test games was <text:span text:style-name="T4">86.92</text:span> and the win rate was <text:span text:style-name="T3">58%</text:span>. <text:span text:style-name="T3">First positive average rewards for last 100 episodes appeared after 10 800 training games.</text:span></text:p>
      <text:p text:style-name="P6"/>
      <text:p text:style-name="P7">When 1<text:span text:style-name="T5">2</text:span> 000 of training games were used, the average score of 10<text:span text:style-name="T4">0</text:span> test games was <text:span text:style-name="T4">202.97</text:span> and the win rate was <text:span text:style-name="T5">69%</text:span>. <text:span text:style-name="T3">First positive average rewards for last 100 episodes appeared after 10 100 training games.</text:span></text:p>
      <text:p text:style-name="P14"/>
      <text:p text:style-name="P8">When 1<text:span text:style-name="T6">3</text:span> 000 of training games were used, the average score of 10<text:span text:style-name="T4">0</text:span> test games was <text:span text:style-name="T6">297.98</text:span> and the win rate was <text:span text:style-name="T6">78%</text:span>. <text:span text:style-name="T3">First positive average rewards for last 100 episodes appeared after 10 100 training games.</text:span></text:p>
      <text:p text:style-name="P8"/>
      <text:p text:style-name="P9">When 1<text:span text:style-name="T7">4</text:span> 000 of training games were used, the average score of 10<text:span text:style-name="T4">0</text:span> test games was <text:span text:style-name="T8">299.85</text:span> and the win rate was <text:span text:style-name="T8">78%</text:span>. <text:span text:style-name="T3">First positive average rewards for last 100 episodes appeared after 11 000 training games.</text:span></text:p>
      <text:p text:style-name="P9"/>
      <text:p text:style-name="P10">When 1<text:span text:style-name="T9">7</text:span> <text:span text:style-name="T9">5</text:span>00 of training games were used, the average score of 10<text:span text:style-name="T4">0</text:span> test games was <text:span text:style-name="T9">369.37</text:span> and the win rate was <text:span text:style-name="T9">85%</text:span>. <text:span text:style-name="T3">First positive average rewards for last 100 episodes appeared after 9 900 training games.</text:span></text:p>
      <text:p text:style-name="P10"/>
      <text:p text:style-name="P11">When <text:span text:style-name="T10">20</text:span> <text:span text:style-name="T10">0</text:span>00 of training games were used, the average score of 10<text:span text:style-name="T4">0</text:span> test games was <text:span text:style-name="T15">414.52 </text:span>and the win rate was <text:span text:style-name="T15">89%</text:span>. <text:span text:style-name="T3">First positive average rewards for last 100 episodes appeared after 10 000 training games.</text:span></text:p>
      <text:p text:style-name="P11"/>
      <text:p text:style-name="P12">When <text:span text:style-name="T10">25</text:span> <text:span text:style-name="T10">0</text:span>00 of training games were used, the average score of 10<text:span text:style-name="T4">0</text:span> test games was <text:span text:style-name="T18">506 </text:span>and the win rate was <text:span text:style-name="T18">98%</text:span>. <text:span text:style-name="T3">First positive average rewards for last 100 episodes appeared after 10 400 training games.</text:span></text:p>
      <text:p text:style-name="P12"/>
      <text:p text:style-name="P13">When <text:span text:style-name="T19">30</text:span> <text:span text:style-name="T10">0</text:span>00 of training games were used, the average score of 10<text:span text:style-name="T4">0</text:span> test games was <text:span text:style-name="T19">xx </text:span>and the win rate was <text:span text:style-name="T19">xx%</text:span>. <text:span text:style-name="T3">First positive average rewards for last 100 episodes appeared after 10 xx training games.</text:span></text:p>
      <text:p text:style-name="P11"/>
      <text:p text:style-name="P17">This is a naïve approach <text:span text:style-name="T14">tested in background</text:span>: playing with parameters - tomorro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 </meta:initial-creator>
    <meta:creation-date>2017-03-21T19:57:43.331327421</meta:creation-date>
    <dc:date>2017-03-21T23:46:03.578555486</dc:date>
    <dc:creator>lu </dc:creator>
    <meta:editing-duration>PT3H47M</meta:editing-duration>
    <meta:editing-cycles>29</meta:editing-cycles>
    <meta:generator>LibreOffice/4.2.8.2$Linux_X86_64 LibreOffice_project/420m0$Build-2</meta:generator>
    <meta:document-statistic meta:table-count="0" meta:image-count="0" meta:object-count="0" meta:page-count="1" meta:paragraph-count="17" meta:word-count="430" meta:character-count="2393" meta:non-whitespace-character-count="1979"/>
  </office:meta>
</office:document-meta>
</file>